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 Black" svg:font-family="'Segoe UI Black'" style:font-adornments="Italic" style:font-family-generic="swiss"/>
  </office:font-face-decls>
  <office:automatic-styles>
    <style:style style:name="swcatable" style:family="table">
      <style:table-properties style:width="3.5in" fo:margin-left="0in" fo:margin-right="0.0285in" table:align="margins" fo:background-color="transparent">
        <style:background-image/>
      </style:table-properties>
    </style:style>
    <style:style style:name="swcatable.A" style:family="table-column">
      <style:table-column-properties style:column-width="2.75in" style:rel-column-width="51491*"/>
    </style:style>
    <style:style style:name="swcatable.B" style:family="table-column">
      <style:table-column-properties style:column-width="0.75in" style:rel-column-width="14044*"/>
    </style:style>
    <style:style style:name="swcatable.1" style:family="table-row">
      <style:table-row-properties fo:background-color="transparent" fo:keep-together="always">
        <style:background-image/>
      </style:table-row-properties>
    </style:style>
    <style:style style:name="swcatable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swcatable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9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swcatable.B9" style:family="table-cell">
      <style:table-cell-properties style:vertical-align="middle"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bmptable" style:family="table">
      <style:table-properties style:width="3.1875in" fo:margin-left="0.1847in" fo:break-before="column" table:align="left" fo:background-color="transparent">
        <style:background-image/>
      </style:table-properties>
    </style:style>
    <style:style style:name="bmptable.A" style:family="table-column">
      <style:table-column-properties style:column-width="2.4375in"/>
    </style:style>
    <style:style style:name="bmptable.B" style:family="table-column">
      <style:table-column-properties style:column-width="0.75in"/>
    </style:style>
    <style:style style:name="bmptable.1" style:family="table-row">
      <style:table-row-properties fo:background-color="transparent">
        <style:background-image/>
      </style:table-row-properties>
    </style:style>
    <style:style style:name="bmptable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bmptable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9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bmptable.B9" style:family="table-cell">
      <style:table-cell-properties style:vertical-align="middle"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0ef2a2"/>
    </style:style>
    <style:style style:name="P2" style:family="paragraph" style:parent-style-name="Standard">
      <style:text-properties officeooo:paragraph-rsid="000f1584"/>
    </style:style>
    <style:style style:name="P3" style:family="paragraph" style:parent-style-name="Standard">
      <style:paragraph-properties fo:break-before="column"/>
      <style:text-properties officeooo:paragraph-rsid="000f1584"/>
    </style:style>
    <style:style style:name="P4" style:family="paragraph" style:parent-style-name="Standard">
      <style:paragraph-properties fo:break-before="column"/>
      <style:text-properties officeooo:paragraph-rsid="00105d80"/>
    </style:style>
    <style:style style:name="P5" style:family="paragraph" style:parent-style-name="Standard">
      <style:text-properties officeooo:paragraph-rsid="00106f4c"/>
    </style:style>
    <style:style style:name="P6" style:family="paragraph" style:parent-style-name="Table_20_Contents">
      <style:paragraph-properties fo:text-align="center" style:justify-single-word="false"/>
      <style:text-properties style:font-name="Segoe UI" fo:font-size="8pt" officeooo:rsid="000f1584" officeooo:paragraph-rsid="00106f4c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Segoe UI" fo:font-size="8pt" officeooo:paragraph-rsid="00106f4c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Segoe UI" fo:font-size="8pt" officeooo:rsid="00105d80" officeooo:paragraph-rsid="00106f4c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Segoe UI" fo:font-size="8pt" officeooo:rsid="0010e96f" officeooo:paragraph-rsid="0010e96f" style:font-size-asian="8pt" style:font-size-complex="8pt"/>
    </style:style>
    <style:style style:name="P10" style:family="paragraph">
      <style:paragraph-properties fo:text-align="start"/>
      <style:text-properties fo:font-size="8pt"/>
    </style:style>
    <style:style style:name="P11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2" style:family="paragraph">
      <style:paragraph-properties fo:text-align="center"/>
      <style:text-properties style:text-line-through-style="none" style:text-line-through-type="none" fo:font-style="normal" style:text-underline-style="none"/>
    </style:style>
    <style:style style:name="P13" style:family="paragraph">
      <style:paragraph-properties fo:text-align="start"/>
      <style:text-properties fo:font-size="10pt" fo:font-weight="bold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style:font-name="Segoe UI Black" fo:font-size="14pt" fo:font-style="normal" fo:font-weight="900"/>
    </style:style>
    <style:style style:name="P16" style:family="paragraph">
      <loext:graphic-properties draw:fill="none"/>
      <style:text-properties fo:font-size="12pt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padding="0.0591in" fo:border="none" draw:wrap-influence-on-position="once-concurrent" loext:allow-overlap="tru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graphic-properties>
    </style: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in" svg:stroke-color="#3465a4" draw:marker-start="" draw:marker-end="" draw:stroke-linejoin="round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xed-text form:name="projectdescriptionlabel" form:control-implementation="ooo:com.sun.star.form.component.FixedText" xml:id="control1" form:id="control1" form:label="Project Description"/>
          <form:textarea form:name="projectdescriptiontextbox" form:control-implementation="ooo:com.sun.star.form.component.TextField" xml:id="control2" form:id="control2" form:max-length="100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contractnumberlabel" form:control-implementation="ooo:com.sun.star.form.component.FixedText" xml:id="control3" form:id="control3" form:label="Contract Number/CO/RTE/PM"/>
          <form:listbox form:name="wdidtextbox" form:control-implementation="ooo:com.sun.star.form.component.ListBox" xml:id="control4" form:id="control4" form:dropdown="true" form:size="4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Select One"/>
            <form:option form:label="Entry 1"/>
            <form:option form:label="Entry 2"/>
            <form:option form:label="Entry 3"/>
            <form:option form:label="etc."/>
          </form:listbox>
          <form:fixed-text form:name="headerpart1" form:control-implementation="ooo:com.sun.star.form.component.FixedText" xml:id="control5" form:id="control5" form:label="STATE OF CALIFORNIA DEPARTMENT OF TRANSPORTATION"/>
          <form:fixed-text form:name="Label Field 2" form:control-implementation="ooo:com.sun.star.form.component.FixedText" xml:id="control6" form:id="control6" form:label="PROJECT CONSTRUCTION STORMWATER REVIEW REPORT"/>
          <form:fixed-text form:name="Label Field 1" form:control-implementation="ooo:com.sun.star.form.component.FixedText" xml:id="control7" form:id="control7" form:label="ENV-WQP-0003 (Revised 10/2015)"/>
          <form:text form:name="contractnumbertextbox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districttextbox" form:control-implementation="ooo:com.sun.star.form.component.ListBox" xml:id="control9" form:id="control9" form:dropdown="true" form:size="13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Select"/>
            <form:option form:label="01"/>
            <form:option form:label="02"/>
            <form:option form:label="03"/>
            <form:option form:label="04"/>
            <form:option form:label="05"/>
            <form:option form:label="06"/>
            <form:option form:label="07"/>
            <form:option form:label="08"/>
            <form:option form:label="09"/>
            <form:option form:label="10"/>
            <form:option form:label="11"/>
            <form:option form:label="12"/>
            <form:option form:label="13"/>
          </form:listbox>
          <form:text form:name="projectnametextbox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districtlabel" form:control-implementation="ooo:com.sun.star.form.component.FixedText" xml:id="control11" form:id="control11" form:label="District"/>
          <form:fixed-text form:name="keypersonnellabel" form:control-implementation="ooo:com.sun.star.form.component.FixedText" xml:id="control12" form:id="control12" form:label="Key Personnel"/>
          <form:fixed-text form:name="wdidnumberlabel" form:control-implementation="ooo:com.sun.star.form.component.FixedText" xml:id="control13" form:id="control13" form:label="WDID Number"/>
          <form:fixed-text form:name="iqareviewerlabel" form:control-implementation="ooo:com.sun.star.form.component.FixedText" xml:id="control14" form:id="control14" form:label="IQA Reviewer"/>
          <form:text form:name="iqareviewertextbox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viewdatetextbox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sidentengineertextbox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phonenumbertextbox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phonenumberlabel" form:control-implementation="ooo:com.sun.star.form.component.FixedText" xml:id="control19" form:id="control19" form:label="RE Phone Number"/>
          <form:fixed-text form:name="reviewparticipantslabel" form:control-implementation="ooo:com.sun.star.form.component.FixedText" xml:id="control20" form:id="control20" form:label="Review Participants"/>
          <form:text form:name="constructioncompanytextbox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wpcmlabel" form:control-implementation="ooo:com.sun.star.form.component.FixedText" xml:id="control22" form:id="control22" form:label="Water Pollution Control Manager (WPCM)"/>
          <form:fixed-text form:name="siteconditionslabel" form:control-implementation="ooo:com.sun.star.form.component.FixedText" xml:id="control23" form:id="control23" form:label="Site Conditions"/>
          <form:listbox form:name="projectriskleveltextbox" form:control-implementation="ooo:com.sun.star.form.component.ListBox" xml:id="control24" form:id="control24" form:dropdown="tru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Select"/>
            <form:option form:label="1"/>
            <form:option form:label="2"/>
            <form:option form:label="3"/>
            <form:option form:label="Tahoe"/>
          </form:listbox>
          <form:fixed-text form:name="constructioncompanylabel" form:control-implementation="ooo:com.sun.star.form.component.FixedText" xml:id="control25" form:id="control25" form:label="Construction Company"/>
          <form:fixed-text form:name="weatherconditionslabel" form:control-implementation="ooo:com.sun.star.form.component.FixedText" xml:id="control26" form:id="control26" form:label="Weather Conditions"/>
          <form:fixed-text form:name="projectrisklevellabel" form:control-implementation="ooo:com.sun.star.form.component.FixedText" xml:id="control27" form:id="control27" form:label="Project Risk Level / Tahoe CGP"/>
          <form:text form:name="weatherconditionstextbox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ceivingwaterbodytextbox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ceivingwaterbodylabel" form:control-implementation="ooo:com.sun.star.form.component.FixedText" xml:id="control30" form:id="control30" form:label="Receiving Water Body (S)"/>
          <form:text form:name="percentcompletetextbox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percentcompletelabel" form:control-implementation="ooo:com.sun.star.form.component.FixedText" xml:id="control32" form:id="control32" form:label="Percent Complete By Time"/>
          <form:fixed-text form:name="totaldsalabel" form:control-implementation="ooo:com.sun.star.form.component.FixedText" xml:id="control33" form:id="control33" form:label="Total Disturbed Soil Area (DSA) (Acres)"/>
          <form:text form:name="totaldsatextbox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ctivedsatextbox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activedsatextbox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activedsalabel" form:control-implementation="ooo:com.sun.star.form.component.FixedText" xml:id="control37" form:id="control37" form:label="Active DSA (Acres)"/>
          <form:fixed-text form:name="inactivedsalabel" form:control-implementation="ooo:com.sun.star.form.component.FixedText" xml:id="control38" form:id="control38" form:label="Inactive DSA (Acres)"/>
          <form:fixed-text form:name="regulatorystatuslabel" form:control-implementation="ooo:com.sun.star.form.component.FixedText" xml:id="control39" form:id="control39" form:label="Regulatory Status"/>
          <form:listbox form:name="swppptextbox" form:control-implementation="ooo:com.sun.star.form.component.ListBox" xml:id="control40" form:id="control40" form:dropdown="true" form:size="2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SWPPP"/>
            <form:option form:label="WPCP"/>
          </form:listbox>
          <form:fixed-text form:name="swppplabel" form:control-implementation="ooo:com.sun.star.form.component.FixedText" xml:id="control41" form:id="control41" form:label="SWPPP or WPCP"/>
          <form:fixed-text form:name="projectnamelabel" form:control-implementation="ooo:com.sun.star.form.component.FixedText" xml:id="control42" form:id="control42" form:label="Project Name"/>
          <form:fixed-text form:name="reviewreportsummarylabel" form:control-implementation="ooo:com.sun.star.form.component.FixedText" xml:id="control43" form:id="control43" form:label="Review Report Summary"/>
          <form:text form:name="reviewparticipantstextbox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pcmtextbox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sidentengineerlabel" form:control-implementation="ooo:com.sun.star.form.component.FixedText" xml:id="control46" form:id="control46" form:label="Resident Engineer (RE)"/>
          <form:fixed-text form:name="reviewdatelabel" form:control-implementation="ooo:com.sun.star.form.component.FixedText" xml:id="control47" form:id="control47" form:label="Review Date"/>
          <form:text form:name="rwqcbtextbox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List Box 1" form:control-implementation="ooo:com.sun.star.form.component.ListBox" xml:id="control49" form:id="control49" form:dropdown="tru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IMPORTANT:"/>
            <form:option form:label="import all PLACS from"/>
            <form:option form:label="the word document" form:current-selected="true"/>
            <form:option form:label="and place them in"/>
            <form:option form:label="this list"/>
          </form:listbox>
          <form:fixed-text form:name="placslabel" form:control-implementation="ooo:com.sun.star.form.component.FixedText" xml:id="control50" form:id="control50" form:label="PLACS (Permits, Licenses, Agreements, Certifications) Specifying Temporary BMP Requirements"/>
          <form:text form:name="find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nd2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nd3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nd4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nd5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nd6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nd7" form:control-implementation="ooo:com.sun.star.form.component.TextField" xml:id="control57" form:id="control57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nd8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nd9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nd10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nd1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nd12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nd13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nd14" form:control-implementation="ooo:com.sun.star.form.component.TextField" xml:id="control64" form:id="control64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oversighttextbox" form:control-implementation="ooo:com.sun.star.form.component.ListBox" xml:id="control65" form:id="control65" form:dropdown="true" form:size="2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Select" form:current-selected="true"/>
            <form:option form:label="Yes"/>
            <form:option form:label="No"/>
          </form:listbox>
          <form:fixed-text form:name="oversightlabel" form:control-implementation="ooo:com.sun.star.form.component.FixedText" xml:id="control66" form:id="control66" form:label="Oversight Project?"/>
          <form:text form:name="leadagencytextbox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eadagencylabel" form:control-implementation="ooo:com.sun.star.form.component.FixedText" xml:id="control68" form:id="control68" form:label="Lead Agency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ontrol text:anchor-type="paragraph" draw:z-index="6" draw:name="Control 2" draw:style-name="gr1" draw:text-style-name="P10" svg:width="1.1815in" svg:height="0.2953in" svg:x="-0.0071in" svg:y="0.3665in" draw:control="control1"/><draw:control text:anchor-type="paragraph" draw:z-index="7" draw:name="Control 1" draw:style-name="gr2" draw:text-style-name="P11" svg:width="2.0677in" svg:height="0.8071in" svg:x="-0.0071in" svg:y="0.6618in" draw:control="control2"/><draw:control text:anchor-type="paragraph" draw:z-index="8" draw:name="Control 3" draw:style-name="gr1" draw:text-style-name="P10" svg:width="1.7717in" svg:height="0.2953in" svg:x="2.2571in" svg:y="0.3929in" draw:control="control3"/><draw:control text:anchor-type="paragraph" draw:z-index="9" draw:name="Control 6" draw:style-name="gr2" draw:text-style-name="P11" svg:width="2.0677in" svg:height="0.2953in" svg:x="2.2571in" svg:y="1.1736in" draw:control="control4"/><draw:line text:anchor-type="paragraph" draw:z-index="1" draw:name="Horizontal line 2" draw:style-name="gr5" draw:text-style-name="P16" svg:x1="-0.0071in" svg:y1="0.3929in" svg:x2="6.9035in" svg:y2="0.3929in"><text:p/></draw:line><draw:control text:anchor-type="paragraph" draw:z-index="14" draw:name="Control 4" draw:style-name="gr2" draw:text-style-name="P11" svg:width="3.4307in" svg:height="0.2953in" svg:x="2.2571in" svg:y="0.6618in" draw:control="control8"/><draw:control text:anchor-type="paragraph" draw:z-index="15" draw:name="Control 10" draw:style-name="gr2" draw:text-style-name="P11" svg:width="0.985in" svg:height="0.2953in" svg:x="5.8846in" svg:y="0.6618in" draw:control="control9"/><draw:control text:anchor-type="paragraph" draw:z-index="16" draw:name="Control 11" draw:style-name="gr1" draw:text-style-name="P10" svg:width="1.1815in" svg:height="0.2953in" svg:x="4.5063in" svg:y="0.9307in" draw:control="control42"/><draw:control text:anchor-type="paragraph" draw:z-index="17" draw:name="Control 12" draw:style-name="gr2" draw:text-style-name="P11" svg:width="2.363in" svg:height="0.2953in" svg:x="4.5063in" svg:y="1.1744in" draw:control="control10"/><draw:control text:anchor-type="paragraph" draw:z-index="11" draw:name="Control 13" draw:style-name="gr1" draw:text-style-name="P10" svg:width="0.4921in" svg:height="0.2953in" svg:x="5.8846in" svg:y="0.3929in" draw:control="control11"/><draw:line text:anchor-type="paragraph" draw:z-index="0" draw:name="Horizontal line 1" draw:style-name="gr5" draw:text-style-name="P16" svg:x1="-0.0157in" svg:y1="1.5472in" svg:x2="6.8941in" svg:y2="1.5472in"><text:p/></draw:line><draw:control text:anchor-type="paragraph" draw:z-index="18" draw:name="Control 14" draw:style-name="gr1" draw:text-style-name="P13" svg:width="1.6732in" svg:height="0.1969in" svg:x="-0.0217in" svg:y="1.5472in" draw:control="control43"/><draw:control text:anchor-type="paragraph" draw:z-index="19" draw:name="Control 15" draw:style-name="gr1" draw:text-style-name="P13" svg:width="0.9953in" svg:height="0.1969in" svg:x="0.0028in" svg:y="4.0583in" draw:control="control12"/><draw:line text:anchor-type="paragraph" draw:z-index="3" draw:name="Horizontal line 3" draw:style-name="gr5" draw:text-style-name="P16" svg:x1="-0.0165in" svg:y1="4.0256in" svg:x2="6.8835in" svg:y2="4.0339in"><text:p/></draw:line><draw:control text:anchor-type="paragraph" draw:z-index="20" draw:name="Control 5" draw:style-name="gr1" draw:text-style-name="P10" svg:width="1.1815in" svg:height="0.2953in" svg:x="2.2571in" svg:y="0.9209in" draw:control="control13"/><draw:control text:anchor-type="paragraph" draw:z-index="21" draw:name="Control 17" draw:style-name="gr1" draw:text-style-name="P10" svg:width="0.8012in" svg:height="0.2953in" svg:x="0.0028in" svg:y="4.2047in" draw:control="control14"/><draw:control text:anchor-type="paragraph" draw:z-index="24" draw:name="Control 19" draw:style-name="gr1" draw:text-style-name="P10" svg:width="0.8012in" svg:height="0.2953in" svg:x="3.65in" svg:y="4.2047in" draw:control="control47"/><draw:control text:anchor-type="paragraph" draw:z-index="22" draw:name="Control 16" draw:style-name="gr2" draw:text-style-name="P11" svg:width="3.3685in" svg:height="0.2496in" svg:x="0.0071in" svg:y="4.4756in" draw:control="control15"/><draw:control text:anchor-type="paragraph" draw:z-index="23" draw:name="Control 18" draw:style-name="gr2" draw:text-style-name="P11" svg:width="3.2335in" svg:height="0.2496in" svg:x="3.65in" svg:y="4.4756in" draw:control="control16"/><draw:control text:anchor-type="paragraph" draw:z-index="62" draw:name="Control 55" draw:style-name="gr3" draw:text-style-name="P12" svg:width="0.7504in" svg:height="0.226in" svg:x="2.7626in" svg:y="2.4063in" draw:control="control51"/><draw:control text:anchor-type="paragraph" draw:z-index="63" draw:name="Control 59" draw:style-name="gr3" draw:text-style-name="P12" svg:width="0.7504in" svg:height="0.226in" svg:x="6.1665in" svg:y="2.4138in" draw:control="control58"/><draw:control text:anchor-type="paragraph" draw:z-index="64" draw:name="Control 61" draw:style-name="gr3" draw:text-style-name="P12" svg:width="0.7504in" svg:height="0.226in" svg:x="6.1665in" svg:y="2.6398in" draw:control="control59"/><draw:control text:anchor-type="paragraph" draw:z-index="65" draw:name="Control 62" draw:style-name="gr3" draw:text-style-name="P12" svg:width="0.7504in" svg:height="0.226in" svg:x="6.1665in" svg:y="2.8654in" draw:control="control60"/><draw:control text:anchor-type="paragraph" draw:z-index="66" draw:name="Control 63" draw:style-name="gr3" draw:text-style-name="P12" svg:width="0.7504in" svg:height="0.226in" svg:x="6.1665in" svg:y="3.0909in" draw:control="control61"/><draw:control text:anchor-type="paragraph" draw:z-index="67" draw:name="Control 64" draw:style-name="gr3" draw:text-style-name="P12" svg:width="0.7504in" svg:height="0.226in" svg:x="6.1665in" svg:y="3.3165in" draw:control="control62"/><draw:control text:anchor-type="paragraph" draw:z-index="68" draw:name="Control 65" draw:style-name="gr3" draw:text-style-name="P12" svg:width="0.7504in" svg:height="0.226in" svg:x="6.1665in" svg:y="3.5425in" draw:control="control63"/><draw:control text:anchor-type="paragraph" draw:z-index="69" draw:name="Control 66" draw:style-name="gr3" draw:text-style-name="P12" svg:width="0.7504in" svg:height="0.226in" svg:x="6.1665in" svg:y="3.7681in" draw:control="control64"/><draw:control text:anchor-type="paragraph" draw:z-index="25" draw:name="Control 21" draw:style-name="gr1" draw:text-style-name="P10" svg:width="1.3134in" svg:height="0.2953in" svg:x="0.0071in" svg:y="4.6898in" draw:control="control46"/><draw:control text:anchor-type="paragraph" draw:z-index="28" draw:name="Control 24" draw:style-name="gr1" draw:text-style-name="P10" svg:width="1.1094in" svg:height="0.2953in" svg:x="3.6484in" svg:y="4.7252in" draw:control="control19"/><text:line-break/><text:line-break/><text:line-break/><text:line-break/><text:line-break/><text:line-break/><text:line-break/><text:line-break/><text:line-break/><text:line-break/><draw:frame draw:style-name="fr1" draw:name="Frame1" text:anchor-type="char" svg:x="-0.0437in" svg:y="1.7543in" svg:width="7.1756in" draw:z-index="2"><draw:text-box fo:min-height="0.6929in"><table:table table:name="swcatable" table:style-name="swcatable"><table:table-column table:style-name="swcatable.A"/><table:table-column table:style-name="swcatable.B"/><table:table-row table:style-name="swcatable.1"><table:table-cell table:style-name="swcatable.A1" table:number-columns-spanned="2" office:value-type="string"><text:p text:style-name="P6">STORM WATER CONTRACT ADMINISTRATION</text:p></table:table-cell><table:covered-table-cell/></table:table-row><table:table-row table:style-name="swcatable.1"><table:table-cell table:style-name="swcatable.A8" office:value-type="string"><text:p text:style-name="P6">CATEGORY</text:p></table:table-cell><table:table-cell table:style-name="swcatable.B2" office:value-type="string"><text:p text:style-name="P6">No. of Findings</text:p></table:table-cell></table:table-row><table:table-row table:style-name="swcatable.1"><table:table-cell table:style-name="swcatable.A8" office:value-type="string"><text:p text:style-name="P6">Plans and Permits</text:p></table:table-cell><table:table-cell table:style-name="swcatable.B3" office:value-type="string"><text:p text:style-name="P7"/></table:table-cell></table:table-row><table:table-row table:style-name="swcatable.1"><table:table-cell table:style-name="swcatable.A8" office:value-type="string"><text:p text:style-name="P6">Training</text:p></table:table-cell><table:table-cell table:style-name="swcatable.B4" office:value-type="string"><text:p text:style-name="P7"/></table:table-cell></table:table-row><table:table-row table:style-name="swcatable.1"><table:table-cell table:style-name="swcatable.A8" office:value-type="string"><text:p text:style-name="P6"><draw:control text:anchor-type="paragraph" draw:z-index="56" draw:name="Control 53" draw:style-name="gr3" draw:text-style-name="P12" svg:width="0.7504in" svg:height="0.226in" svg:x="2.7091in" svg:y="-0.0425in" draw:control="control53"/>SMARTS</text:p></table:table-cell><table:table-cell table:style-name="swcatable.B5" office:value-type="string"><text:p text:style-name="P7"/></table:table-cell></table:table-row><table:table-row table:style-name="swcatable.1"><table:table-cell table:style-name="swcatable.A8" office:value-type="string"><text:p text:style-name="P6"><draw:control text:anchor-type="paragraph" draw:z-index="57" draw:name="Control 54" draw:style-name="gr3" draw:text-style-name="P12" svg:width="0.7504in" svg:height="0.226in" svg:x="2.7091in" svg:y="-0.0417in" draw:control="control54"/><draw:control text:anchor-type="paragraph" draw:z-index="58" draw:name="Control 56" draw:style-name="gr3" draw:text-style-name="P12" svg:width="0.7504in" svg:height="0.226in" svg:x="2.7091in" svg:y="0.1839in" draw:control="control55"/>Active Treatment Systems</text:p></table:table-cell><table:table-cell table:style-name="swcatable.B6" office:value-type="string"><text:p text:style-name="P7"/></table:table-cell></table:table-row><table:table-row table:style-name="swcatable.1"><table:table-cell table:style-name="swcatable.A8" office:value-type="string"><text:p text:style-name="P6">Monitoring and Reporting</text:p></table:table-cell><table:table-cell table:style-name="swcatable.B7" office:value-type="string"><text:p text:style-name="P7"/></table:table-cell></table:table-row><table:table-row table:style-name="swcatable.1"><table:table-cell table:style-name="swcatable.A8" office:value-type="string"><text:p text:style-name="P6"><draw:control text:anchor-type="paragraph" draw:z-index="59" draw:name="Control 57" draw:style-name="gr3" draw:text-style-name="P12" svg:width="0.7504in" svg:height="0.226in" svg:x="2.7091in" svg:y="-0.0402in" draw:control="control56"/>Tahoe CGP Specific Requirements</text:p></table:table-cell><table:table-cell table:style-name="swcatable.B8" office:value-type="string"><text:p text:style-name="P7"/></table:table-cell></table:table-row><table:table-row table:style-name="swcatable.1"><table:table-cell table:style-name="swcatable.A9" office:value-type="string"><text:p text:style-name="P6"><draw:control text:anchor-type="paragraph" draw:z-index="55" draw:name="Control 52" draw:style-name="gr3" draw:text-style-name="P12" svg:width="0.7504in" svg:height="0.226in" svg:x="2.7091in" svg:y="-1.1681in" draw:control="control52"/><draw:control text:anchor-type="paragraph" draw:z-index="60" draw:name="Control 58" draw:style-name="gr3" draw:text-style-name="P12" svg:width="0.7504in" svg:height="0.226in" svg:x="2.7091in" svg:y="-0.0398in" draw:control="control57"/>TOTAL</text:p></table:table-cell><table:table-cell table:style-name="swcatable.B9" office:value-type="string"><text:p text:style-name="P8"/></table:table-cell></table:table-row></table:table><text:p text:style-name="P5"/><table:table table:name="bmptable" table:style-name="bmptable"><table:table-column table:style-name="bmptable.A"/><table:table-column table:style-name="bmptable.B"/><table:table-row table:style-name="bmptable.1"><table:table-cell table:style-name="bmptable.A1" table:number-columns-spanned="2" office:value-type="string"><text:p text:style-name="P9">BEST MANAGEMENT PRACTICES (BMP)</text:p></table:table-cell><table:covered-table-cell/></table:table-row><table:table-row table:style-name="TableLine2190487957632"><table:table-cell table:style-name="bmptable.A8" office:value-type="string"><text:p text:style-name="P6">CATEGORY</text:p></table:table-cell><table:table-cell table:style-name="bmptable.B8" office:value-type="string"><text:p text:style-name="P6">No. of Findings</text:p></table:table-cell></table:table-row><table:table-row table:style-name="TableLine2190487957904"><table:table-cell table:style-name="bmptable.A8" office:value-type="string"><text:p text:style-name="P9">Soil Stabilization</text:p></table:table-cell><table:table-cell table:style-name="bmptable.B8" office:value-type="string"><text:p text:style-name="P8"/></table:table-cell></table:table-row><table:table-row table:style-name="TableLine2190487958176"><table:table-cell table:style-name="bmptable.A8" office:value-type="string"><text:p text:style-name="P9">Sediment Control</text:p></table:table-cell><table:table-cell table:style-name="bmptable.B8" office:value-type="string"><text:p text:style-name="P7"/></table:table-cell></table:table-row><table:table-row table:style-name="TableLine2190488677552"><table:table-cell table:style-name="bmptable.A8" office:value-type="string"><text:p text:style-name="P9">Tracking Control</text:p></table:table-cell><table:table-cell table:style-name="bmptable.B8" office:value-type="string"><text:p text:style-name="P7"/></table:table-cell></table:table-row><table:table-row table:style-name="TableLine2190887248704"><table:table-cell table:style-name="bmptable.A8" office:value-type="string"><text:p text:style-name="P9">Wind Erosion Control</text:p></table:table-cell><table:table-cell table:style-name="bmptable.B8" office:value-type="string"><text:p text:style-name="P7"/></table:table-cell></table:table-row><table:table-row table:style-name="TableLine2190887248160"><table:table-cell table:style-name="bmptable.A8" office:value-type="string"><text:p text:style-name="P9">Non-Storm Water</text:p></table:table-cell><table:table-cell table:style-name="bmptable.B8" office:value-type="string"><text:p text:style-name="P7"/></table:table-cell></table:table-row><table:table-row table:style-name="TableLine2190887250880"><table:table-cell table:style-name="bmptable.A8" office:value-type="string"><text:p text:style-name="P9">Waste Management</text:p></table:table-cell><table:table-cell table:style-name="bmptable.B8" office:value-type="string"><text:p text:style-name="P7"/></table:table-cell></table:table-row><table:table-row table:style-name="bmptable.1"><table:table-cell table:style-name="bmptable.A9" office:value-type="string"><text:p text:style-name="P6">TOTAL</text:p></table:table-cell><table:table-cell table:style-name="bmptable.B9" office:value-type="string"><text:p text:style-name="P7"/></table:table-cell></table:table-row></table:table><text:p text:style-name="P5"/></draw:text-box></draw:frame><draw:control text:anchor-type="char" draw:z-index="10" draw:name="Control 7" draw:style-name="gr4" draw:text-style-name="P14" svg:width="3.3657in" svg:height="0.1976in" svg:x="0.0043in" svg:y="-0.2236in" draw:control="control5"/><draw:control text:anchor-type="char" draw:z-index="13" draw:name="Control 9" draw:style-name="gr4" draw:text-style-name="P14" svg:width="1.9449in" svg:height="0.1961in" svg:x="-0.0075in" svg:y="0.1709in" draw:control="control7"/><draw:control text:anchor-type="char" draw:z-index="12" draw:name="Control 8" draw:style-name="gr4" draw:text-style-name="P15" svg:width="5.7098in" svg:height="0.1976in" svg:x="-0.0075in" svg:y="-0.0264in" draw:control="control6"/><text:tab/><text:tab/><text:tab/><text:tab/><text:tab/><text:tab/><text:tab/></text:p>
      <text:p text:style-name="P4"><draw:control text:anchor-type="paragraph" draw:z-index="27" draw:name="Control 22" draw:style-name="gr2" draw:text-style-name="P11" svg:width="3.235in" svg:height="0.2496in" svg:x="3.6484in" svg:y="0.0929in" draw:control="control18"/><draw:control text:anchor-type="paragraph" draw:z-index="26" draw:name="Control 20" draw:style-name="gr2" draw:text-style-name="P11" svg:width="3.3685in" svg:height="0.2496in" svg:x="0.0071in" svg:y="0.0929in" draw:control="control17"/></text:p>
      <text:p text:style-name="P4"><draw:control text:anchor-type="paragraph" draw:z-index="30" draw:name="Control 25" draw:style-name="gr1" draw:text-style-name="P10" svg:width="1.3134in" svg:height="0.2953in" svg:x="0.0071in" svg:y="0.1146in" draw:control="control20"/></text:p>
      <text:p text:style-name="P3"><draw:control text:anchor-type="paragraph" draw:z-index="29" draw:name="Control 23" draw:style-name="gr2" draw:text-style-name="P11" svg:width="6.8768in" svg:height="0.2496in" svg:x="0.0071in" svg:y="0.1728in" draw:control="control44"/></text:p>
      <text:p text:style-name="P2"><draw:control text:anchor-type="paragraph" draw:z-index="36" draw:name="Control 26" draw:style-name="gr1" draw:text-style-name="P10" svg:width="1.3134in" svg:height="0.2953in" svg:x="0.0071in" svg:y="0.1898in" draw:control="control25"/></text:p>
      <text:p text:style-name="P1"><draw:control text:anchor-type="paragraph" draw:z-index="31" draw:name="Control 27" draw:style-name="gr2" draw:text-style-name="P11" svg:width="3.3685in" svg:height="0.2496in" svg:x="0.0071in" svg:y="0.2661in" draw:control="control21"/><draw:control text:anchor-type="paragraph" draw:z-index="32" draw:name="Control 28" draw:style-name="gr2" draw:text-style-name="P11" svg:width="3.2307in" svg:height="0.2496in" svg:x="3.6528in" svg:y="0.2661in" draw:control="control45"/><draw:line text:anchor-type="paragraph" draw:z-index="4" draw:name="Horizontal line 6" draw:style-name="gr5" draw:text-style-name="P16" svg:x1="-0.002in" svg:y1="0.5862in" svg:x2="6.8882in" svg:y2="0.5862in"><text:p/></draw:line><draw:control text:anchor-type="paragraph" draw:z-index="34" draw:name="Control 31" draw:style-name="gr1" draw:text-style-name="P13" svg:width="0.9953in" svg:height="0.1969in" svg:x="0.0244in" svg:y="0.6118in" draw:control="control23"/><draw:control text:anchor-type="paragraph" draw:z-index="35" draw:name="Control 32" draw:style-name="gr2" draw:text-style-name="P11" svg:width="3.2362in" svg:height="0.2496in" svg:x="3.6583in" svg:y="1.0563in" draw:control="control24"/><draw:control text:anchor-type="paragraph" draw:z-index="37" draw:name="Control 33" draw:style-name="gr1" draw:text-style-name="P14" svg:width="1.3134in" svg:height="0.2953in" svg:x="0.0244in" svg:y="0.761in" draw:control="control26"/><draw:control text:anchor-type="paragraph" draw:z-index="38" draw:name="Control 34" draw:style-name="gr1" draw:text-style-name="P10" svg:width="1.726in" svg:height="0.2953in" svg:x="3.6583in" svg:y="0.761in" draw:control="control27"/><draw:control text:anchor-type="paragraph" draw:z-index="39" draw:name="Control 30" draw:style-name="gr2" draw:text-style-name="P11" svg:width="3.3685in" svg:height="0.2496in" svg:x="0.0181in" svg:y="1.0563in" draw:control="control28"/><draw:control text:anchor-type="paragraph" draw:z-index="40" draw:name="Control 35" draw:style-name="gr2" draw:text-style-name="P11" svg:width="3.3685in" svg:height="0.2496in" svg:x="0.0181in" svg:y="1.5866in" draw:control="control29"/><draw:control text:anchor-type="paragraph" draw:z-index="41" draw:name="Control 36" draw:style-name="gr1" draw:text-style-name="P14" svg:width="1.4394in" svg:height="0.2953in" svg:x="0.0181in" svg:y="1.2839in" draw:control="control30"/><draw:control text:anchor-type="paragraph" draw:z-index="42" draw:name="Control 37" draw:style-name="gr2" draw:text-style-name="P11" svg:width="3.2315in" svg:height="0.2496in" svg:x="3.6583in" svg:y="1.5866in" draw:control="control31"/><draw:control text:anchor-type="paragraph" draw:z-index="43" draw:name="Control 38" draw:style-name="gr1" draw:text-style-name="P10" svg:width="1.513in" svg:height="0.2953in" svg:x="3.6583in" svg:y="1.2917in" draw:control="control32"/><draw:control text:anchor-type="paragraph" draw:z-index="44" draw:name="Control 40" draw:style-name="gr1" draw:text-style-name="P10" svg:width="2.174in" svg:height="0.2953in" svg:x="0.0181in" svg:y="1.8134in" draw:control="control33"/><draw:control text:anchor-type="paragraph" draw:z-index="45" draw:name="Control 39" draw:style-name="gr2" draw:text-style-name="P11" svg:width="2.137in" svg:height="0.2496in" svg:x="0.0236in" svg:y="2.1083in" draw:control="control34"/><draw:control text:anchor-type="paragraph" draw:z-index="46" draw:name="Control 41" draw:style-name="gr2" draw:text-style-name="P11" svg:width="2.137in" svg:height="0.2496in" svg:x="2.4453in" svg:y="2.1083in" draw:control="control35"/><draw:control text:anchor-type="paragraph" draw:z-index="47" draw:name="Control 43" draw:style-name="gr2" draw:text-style-name="P11" svg:width="2.137in" svg:height="0.2496in" svg:x="4.7528in" svg:y="2.1083in" draw:control="control36"/><draw:control text:anchor-type="paragraph" draw:z-index="48" draw:name="Control 42" draw:style-name="gr1" draw:text-style-name="P10" svg:width="1.1579in" svg:height="0.2953in" svg:x="2.4453in" svg:y="1.8134in" draw:control="control37"/><draw:control text:anchor-type="paragraph" draw:z-index="49" draw:name="Control 44" draw:style-name="gr1" draw:text-style-name="P10" svg:width="1.1579in" svg:height="0.2953in" svg:x="4.7528in" svg:y="1.8134in" draw:control="control38"/><draw:line text:anchor-type="paragraph" draw:z-index="5" draw:name="Horizontal line 5" draw:style-name="gr5" draw:text-style-name="P16" svg:x1="0.0201in" svg:y1="2.428in" svg:x2="6.9102in" svg:y2="2.428in"><text:p/></draw:line><draw:control text:anchor-type="paragraph" draw:z-index="50" draw:name="Control 45" draw:style-name="gr1" draw:text-style-name="P13" svg:width="1.2453in" svg:height="0.1969in" svg:x="0.0209in" svg:y="2.4472in" draw:control="control39"/><draw:control text:anchor-type="paragraph" draw:z-index="52" draw:name="Control 47" draw:style-name="gr1" draw:text-style-name="P10" svg:width="1.4394in" svg:height="0.2953in" svg:x="0.0146in" svg:y="2.6126in" draw:control="control41"/><draw:control text:anchor-type="paragraph" draw:z-index="53" draw:name="Control 48" draw:style-name="gr2" draw:text-style-name="P11" svg:width="4.4488in" svg:height="0.2496in" svg:x="2.4472in" svg:y="2.85in" draw:control="control48"/><draw:control text:anchor-type="paragraph" draw:z-index="61" draw:name="Control 51" draw:style-name="gr1" draw:text-style-name="P10" svg:width="4.7031in" svg:height="0.2953in" svg:x="0.0146in" svg:y="3.0992in" draw:control="control50"/><draw:control text:anchor-type="paragraph" draw:z-index="51" draw:name="Control 46" draw:style-name="gr2" draw:text-style-name="P11" svg:width="2.137in" svg:height="0.2496in" svg:x="0.0146in" svg:y="2.8583in" draw:control="control40"/><draw:control text:anchor-type="paragraph" draw:z-index="54" draw:name="Control 50" draw:style-name="gr2" draw:text-style-name="P11" svg:width="6.8697in" svg:height="0.2496in" svg:x="0.0154in" svg:y="3.3508in" draw:control="control49"/><draw:control text:anchor-type="paragraph" draw:z-index="70" draw:name="Control 68" draw:style-name="gr2" draw:text-style-name="P11" svg:width="2.137in" svg:height="0.2496in" svg:x="0.0126in" svg:y="3.8366in" draw:control="control65"/><draw:control text:anchor-type="paragraph" draw:z-index="71" draw:name="Control 67" draw:style-name="gr1" draw:text-style-name="P10" svg:width="1.4394in" svg:height="0.2953in" svg:x="0.0126in" svg:y="3.5764in" draw:control="control66"/><draw:control text:anchor-type="paragraph" draw:z-index="72" draw:name="Control 69" draw:style-name="gr2" draw:text-style-name="P11" svg:width="4.4488in" svg:height="0.2496in" svg:x="2.4472in" svg:y="3.8339in" draw:control="control67"/><draw:control text:anchor-type="paragraph" draw:z-index="73" draw:name="Control 49" draw:style-name="gr1" draw:text-style-name="P10" svg:width="1.4394in" svg:height="0.2953in" svg:x="2.4472in" svg:y="3.5736in" draw:control="control68"/><draw:control text:anchor-type="paragraph" draw:z-index="33" draw:name="Control 29" draw:style-name="gr1" draw:text-style-name="P10" svg:width="2.3988in" svg:height="0.2953in" svg:x="3.6528in" svg:y="0.0134in" draw:control="control22"/><text:line-break/><text:line-break/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 Black" svg:font-family="'Segoe UI Black'" style:font-adornments="Italic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22:14:25.838000000</meta:creation-date>
    <dc:date>2021-10-23T01:10:06.727000000</dc:date>
    <meta:editing-duration>PT36M29S</meta:editing-duration>
    <meta:editing-cycles>8</meta:editing-cycles>
    <meta:generator>LibreOffice/7.2.1.2$Windows_X86_64 LibreOffice_project/87b77fad49947c1441b67c559c339af8f3517e22</meta:generator>
    <meta:document-statistic meta:table-count="2" meta:image-count="0" meta:object-count="0" meta:page-count="1" meta:paragraph-count="22" meta:word-count="46" meta:character-count="353" meta:non-whitespace-character-count="307"/>
  </office:meta>
</office:document-meta>
</file>